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17c164" officeooo:paragraph-rsid="0017c164"/>
    </style:style>
    <style:style style:name="P2" style:family="paragraph" style:parent-style-name="Standard">
      <style:text-properties officeooo:rsid="0017c164" officeooo:paragraph-rsid="0017c164"/>
    </style:style>
    <style:style style:name="P3" style:family="paragraph" style:parent-style-name="Standard">
      <style:text-properties officeooo:rsid="00183f51" officeooo:paragraph-rsid="00183f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熬過存錢罐突起像阿信曲蛾</text:p>
      <text:p text:style-name="Standard">搜尋凹蛾開啓笑傲</text:p>
      <text:p text:style-name="P1">lwrflerjgl</text:p>
      <text:p text:style-name="P1">lknblfdnbld</text:p>
      <text:p text:style-name="P1">lfnvdfkvdfkvj</text:p>
      <text:p text:style-name="P3">dfdfghlkjkl gyyryr</text:p>
      <text:p text:style-name="P3">採礦權妻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8:17:39.339076776</meta:creation-date>
    <dc:date>2018-04-15T18:20:44.986398553</dc:date>
    <meta:editing-duration>PT1M24S</meta:editing-duration>
    <meta:editing-cycles>2</meta:editing-cycles>
    <meta:generator>LibreOffice/5.3.7.2$Linux_X86_64 LibreOffice_project/6b8ed514a9f8b44d37a1b96673cbbdd077e24059</meta:generator>
    <meta:document-statistic meta:table-count="0" meta:image-count="0" meta:object-count="0" meta:page-count="1" meta:paragraph-count="7" meta:word-count="30" meta:character-count="77" meta:non-whitespace-character-count="76"/>
  </office:meta>
</office:document-meta>
</file>